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setRank( int ra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getEntri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fi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setBundleContext( BundleContext bundl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getMod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setModules( Module [ ] mod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.getBundl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getRa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getControlFlag( String fla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